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2.9cm"/>
      <style:paragraph-properties style:writing-mode="lr-tb"/>
    </style:style>
    <style:style style:name="gr2" style:family="graphic" style:parent-style-name="standard">
      <style:graphic-properties svg:stroke-color="#3faf46" draw:fill-color="#3faf46" draw:textarea-horizontal-align="justify" draw:textarea-vertical-align="middle" draw:auto-grow-height="false" fo:min-height="1.306cm" fo:min-width="1.4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Double_20_Dash" svg:stroke-color="#ff8000" draw:marker-end="Arrow" draw:marker-end-width="0.3cm" draw:fill="solid" draw:textarea-vertical-align="middle"/>
    </style:style>
    <style:style style:name="gr5" style:family="graphic" style:parent-style-name="standard">
      <style:graphic-properties draw:fill-color="#b47804" draw:textarea-horizontal-align="justify" draw:textarea-vertical-align="middle" draw:auto-grow-height="false" fo:min-height="1.014cm" fo:min-width="2.364cm"/>
      <style:paragraph-properties style:writing-mode="lr-tb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0.6cm" fo:min-width="0.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3faf46"/>
      <style:paragraph-properties fo:text-align="center"/>
      <style:text-properties fo: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b47804"/>
      <style:paragraph-properties fo:text-align="center"/>
      <style:text-properties fo:color="#ffffff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ffffff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3.4cm" svg:height="1.6cm" svg:x="1.2cm" svg:y="7cm">
          <text:p text:style-name="P1"><text:span text:style-name="T1">HOST</text:span></text:p>
          <text:p text:style-name="P1"><text:span text:style-name="T2">google.co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8cm" svg:height="2.2cm" svg:x="22cm" svg:y="2.2cm">
          <text:p text:style-name="P3"><text:span text:style-name="T3">Cliente 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6" draw:id="id6" draw:layer="layout" svg:width="2.8cm" svg:height="2.2cm" svg:x="22cm" svg:y="10.6cm">
          <text:p text:style-name="P3"><text:span text:style-name="T3">Cliente 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4" draw:id="id4" draw:layer="layout" svg:width="2.8cm" svg:height="2.2cm" svg:x="22cm" svg:y="6.4cm">
          <text:p text:style-name="P3"><text:span text:style-name="T3">Cliente 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3.4cm" svg:height="1.6cm" svg:x="12cm" svg:y="7cm">
          <text:p text:style-name="P1"><text:span text:style-name="T1">ISP</text:span></text:p>
          <text:p text:style-name="P1"><text:span text:style-name="T2">Intern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6cm" svg:x="8.6cm" svg:y="7cm">
          <text:p text:style-name="P1"><text:span text:style-name="T1">DN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6cm" svg:y1="7.6cm" svg:x2="4.6cm" svg:y2="7.6cm">
          <text:p/>
        </draw:line>
        <draw:line draw:style-name="gr4" draw:text-style-name="P5" draw:layer="layout" svg:x1="4.6cm" svg:y1="8.2cm" svg:x2="8.6cm" svg:y2="8.2cm">
          <text:p/>
        </draw:line>
        <draw:line draw:style-name="gr3" draw:text-style-name="P5" draw:layer="layout" svg:x1="22cm" svg:y1="3.4cm" svg:x2="15.4cm" svg:y2="7cm">
          <text:p/>
        </draw:line>
        <draw:line draw:style-name="gr3" draw:text-style-name="P5" draw:layer="layout" svg:x1="22cm" svg:y1="7.6cm" svg:x2="15.4cm" svg:y2="7.8cm">
          <text:p/>
        </draw:line>
        <draw:line draw:style-name="gr3" draw:text-style-name="P5" draw:layer="layout" svg:x1="22.2cm" svg:y1="11.2cm" svg:x2="15.4cm" svg:y2="8.6cm">
          <text:p/>
        </draw:line>
        <draw:line draw:style-name="gr4" draw:text-style-name="P5" draw:layer="layout" svg:x1="15.4cm" svg:y1="7.4cm" svg:x2="22.2cm" svg:y2="3.8cm">
          <text:p/>
        </draw:line>
        <draw:line draw:style-name="gr4" draw:text-style-name="P5" draw:layer="layout" svg:x1="15.4cm" svg:y1="8.2cm" svg:x2="22.2cm" svg:y2="8cm">
          <text:p/>
        </draw:line>
        <draw:line draw:style-name="gr4" draw:text-style-name="P5" draw:layer="layout" svg:x1="15cm" svg:y1="8.8cm" svg:x2="22cm" svg:y2="11.6cm">
          <text:p/>
        </draw:line>
        <draw:custom-shape draw:style-name="gr5" draw:text-style-name="P6" draw:layer="layout" svg:width="3cm" svg:height="1.4cm" svg:x="16cm" svg:y="3cm">
          <text:p text:style-name="P1"><text:span text:style-name="T3">HT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7.4cm" svg:y1="4.4cm" svg:x2="17.6cm" svg:y2="5.8cm">
          <text:p/>
        </draw:line>
        <draw:custom-shape draw:style-name="gr5" draw:text-style-name="P6" draw:layer="layout" svg:width="3cm" svg:height="1.4cm" svg:x="5cm" svg:y="10cm">
          <text:p text:style-name="P1"><text:span text:style-name="T3">HT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6.6cm" svg:y1="10cm" svg:x2="6.6cm" svg:y2="8.2cm">
          <text:p/>
        </draw:line>
        <draw:custom-shape draw:style-name="gr5" draw:text-style-name="P6" draw:layer="layout" svg:width="3cm" svg:height="1.4cm" svg:x="16.2cm" svg:y="11.8cm">
          <text:p text:style-name="P1"><text:span text:style-name="T3">H</text:span><text:span text:style-name="T3">T</text:span><text:span text:style-name="T3">T</text:span><text:span text:style-name="T3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7.8cm" svg:y1="11.8cm" svg:x2="17.8cm" svg:y2="10cm">
          <text:p/>
        </draw:line>
        <draw:custom-shape draw:style-name="gr6" draw:text-style-name="P7" xml:id="id1" draw:id="id1" draw:layer="layout" svg:width="1.2cm" svg:height="1.2cm" svg:x="25.2cm" svg:y="0.8cm">
          <text:p text:style-name="P1">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25.8cm" svg:y1="2cm" svg:x2="24.8cm" svg:y2="3.3cm" draw:start-shape="id1" draw:start-glue-point="8" draw:end-shape="id2" draw:end-glue-point="10" svg:d="M25800 2000v1300h-1000" svg:viewBox="0 0 1001 1301">
          <text:p/>
        </draw:connector>
        <draw:custom-shape draw:style-name="gr6" draw:text-style-name="P7" xml:id="id3" draw:id="id3" draw:layer="layout" svg:width="1.2cm" svg:height="1.2cm" svg:x="26cm" svg:y="6.9cm">
          <text:p text:style-name="P1">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26cm" svg:y1="7.5cm" svg:x2="24.8cm" svg:y2="7.5cm" draw:start-shape="id3" draw:start-glue-point="6" draw:end-shape="id4" draw:end-glue-point="10" svg:d="M26000 7500h-1200" svg:viewBox="0 0 1201 1">
          <text:p/>
        </draw:connector>
        <draw:custom-shape draw:style-name="gr6" draw:text-style-name="P7" xml:id="id5" draw:id="id5" draw:layer="layout" svg:width="1.2cm" svg:height="1.2cm" svg:x="25.6cm" svg:y="13.2cm">
          <text:p text:style-name="P1">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25.775cm" svg:y1="13.375cm" svg:x2="24.8cm" svg:y2="11.7cm" draw:start-shape="id5" draw:start-glue-point="5" draw:end-shape="id6" draw:end-glue-point="10" svg:d="M25775 13375v-1675h-975" svg:viewBox="0 0 976 1676">
          <text:p/>
        </draw:connector>
        <draw:frame draw:style-name="gr7" draw:text-style-name="P9" draw:layer="layout" svg:width="11.2cm" svg:height="2.132cm" svg:x="1.2cm" svg:y="0.8cm">
          <draw:text-box>
            <text:p text:style-name="P8"><text:span text:style-name="T4">Anderson Nunes</text:span></text:p>
            <text:p text:style-name="P8"><text:span text:style-name="T4">Fernando D’luccas</text:span></text:p>
            <text:p text:style-name="P8"><text:span text:style-name="T4">Genivaldo Serra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7:13:47.298916695</meta:creation-date>
    <dc:date>2021-10-26T19:16:00.448344129</dc:date>
    <meta:editing-duration>PT7M46S</meta:editing-duration>
    <meta:editing-cycles>2</meta:editing-cycles>
    <meta:generator>LibreOffice/6.4.7.2$Linux_X86_64 LibreOffice_project/40$Build-2</meta:generator>
    <meta:document-statistic meta:object-count="50"/>
  </office:meta>
</office:document-meta>
</file>